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aca1f" officeooo:paragraph-rsid="001aca1f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aca1f" officeooo:paragraph-rsid="001aca1f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aca1f" officeooo:paragraph-rsid="001aca1f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1aca1f" officeooo:paragraph-rsid="001d117f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1d117f" officeooo:paragraph-rsid="001d117f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1d5b8d" officeooo:paragraph-rsid="001d5b8d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1d5b8d" officeooo:paragraph-rsid="001e3345"/>
    </style:style>
    <style:style style:name="T1" style:family="text">
      <style:text-properties officeooo:rsid="001b3daa"/>
    </style:style>
    <style:style style:name="T2" style:family="text">
      <style:text-properties officeooo:rsid="001d117f"/>
    </style:style>
    <style:style style:name="T3" style:family="text">
      <style:text-properties officeooo:rsid="001e33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2">Homework 1</text:p>
      <text:p text:style-name="P3"/>
      <text:p text:style-name="P3">6.3.1<text:line-break/><text:tab/>1. what do you do for a living?</text:p>
      <text:p text:style-name="P3"><text:tab/>2. How much do you earn?<text:line-break/><text:tab/>3. do you have to pay income tax?<text:line-break/><text:tab/>4. how much do you get holiday?<text:line-break/><text:tab/>5. do you have to work overtime in your job?<text:line-break/><text:tab/>6. do you pay holiday yet?<text:line-break/><text:tab/>7. do you get pay sick?<text:line-break/><text:tab/>8. what does your job involve?<text:line-break/><text:span text:style-name="T1">6.3.2.</text:span></text:p>
      <text:p text:style-name="P3"><text:tab/><text:span text:style-name="T1">a, 5</text:span></text:p>
      <text:p text:style-name="P3"><text:tab/><text:span text:style-name="T1">b. 6</text:span></text:p>
      <text:p text:style-name="P3"><text:tab/><text:span text:style-name="T1">c. 2<text:line-break/><text:tab/>d. 3</text:span></text:p>
      <text:p text:style-name="P4"><text:tab/><text:span text:style-name="T1">e. 8</text:span></text:p>
      <text:p text:style-name="P3"><text:tab/><text:span text:style-name="T1">f. 4</text:span></text:p>
      <text:p text:style-name="P3"><text:tab/><text:span text:style-name="T1">g. </text:span><text:span text:style-name="T2">1</text:span></text:p>
      <text:p text:style-name="P3"><text:tab/><text:span text:style-name="T1">h. 7</text:span></text:p>
      <text:p text:style-name="P3"/>
      <text:p text:style-name="P5">6.3.3<text:line-break/><text:tab/>1. <text:span text:style-name="T3">join</text:span></text:p>
      <text:p text:style-name="P5"><text:tab/>2. responsible</text:p>
      <text:p text:style-name="P5"><text:soft-page-break/><text:tab/>3. own</text:p>
      <text:p text:style-name="P5"><text:tab/>4. <text:span text:style-name="T3">do</text:span></text:p>
      <text:p text:style-name="P5"><text:tab/>5. deal with</text:p>
      <text:p text:style-name="P5"><text:tab/>6. job</text:p>
      <text:p text:style-name="P5"/>
      <text:p text:style-name="P6">6.3.4</text:p>
      <text:p text:style-name="P6"><text:tab/>1. f</text:p>
      <text:p text:style-name="P7"><text:tab/>2. d<text:line-break/><text:tab/>3. b<text:line-break/><text:tab/>4. e<text:line-break/><text:tab/>5. a<text:line-break/><text:tab/>6. c<text:line-break/><text:line-break/>6.3.5<text:line-break/><text:tab/>1. <text:span text:style-name="T3">I </text:span>a<text:span text:style-name="T3">m a</text:span> builder, <text:span text:style-name="T3">and I am </text:span>work<text:span text:style-name="T3">ing</text:span> in a big company <text:span text:style-name="T3">in the city of London.</text:span><text:line-break/><text:tab/>2. <text:span text:style-name="T3">Unfortunately, I haven’t get a work at the moment, but I am hoping to find one <text:tab/>soon.</text:span><text:line-break/><text:tab/>3. <text:span text:style-name="T3">I am working in a hospital in the X-ray department.</text:span><text:line-break/><text:tab/>4. <text:span text:style-name="T3">What does your job involve, exactly?</text:span><text:line-break/><text:tab/>5. <text:span text:style-name="T3">I have to deal with delivery problems in my company.</text:span><text:line-break/><text:tab/>6. <text:span text:style-name="T3">I made a lot of paperwork, which is involves fill in a lot of forms</text:span><text:line-break/><text:tab/><text:span text:style-name="T3">7.</text:span> I got pay with a very good salary.<text:span text:style-name="T3"> </text:span><text:line-break/><text:tab/><text:span text:style-name="T3">8</text:span>. I have to advice to clients a lot in my jo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1T19:13:32.400856174</dc:date>
    <meta:editing-duration>PT10M17S</meta:editing-duration>
    <meta:editing-cycles>1</meta:editing-cycles>
    <meta:document-statistic meta:table-count="0" meta:image-count="0" meta:object-count="0" meta:page-count="2" meta:paragraph-count="21" meta:word-count="212" meta:character-count="935" meta:non-whitespace-character-count="705"/>
    <meta:generator>LibreOffice/7.1.3.2$Linux_X86_64 LibreOffice_project/10$Build-2</meta:generator>
  </office:meta>
</office:document-meta>
</file>